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306f" officeooo:paragraph-rsid="000b306f"/>
    </style:style>
    <style:style style:name="P2" style:family="paragraph" style:parent-style-name="Standard">
      <style:text-properties officeooo:rsid="000b306f" officeooo:paragraph-rsid="001dad1e"/>
    </style:style>
    <style:style style:name="P3" style:family="paragraph" style:parent-style-name="Standard">
      <style:text-properties officeooo:rsid="000cdd62" officeooo:paragraph-rsid="000cdd62"/>
    </style:style>
    <style:style style:name="P4" style:family="paragraph" style:parent-style-name="Standard">
      <style:text-properties officeooo:rsid="000dfc2a" officeooo:paragraph-rsid="000dfc2a"/>
    </style:style>
    <style:style style:name="P5" style:family="paragraph" style:parent-style-name="Standard">
      <style:text-properties officeooo:rsid="000febcc" officeooo:paragraph-rsid="000febcc"/>
    </style:style>
    <style:style style:name="P6" style:family="paragraph" style:parent-style-name="Standard">
      <style:text-properties officeooo:rsid="00120625" officeooo:paragraph-rsid="00120625"/>
    </style:style>
    <style:style style:name="P7" style:family="paragraph" style:parent-style-name="Standard">
      <style:text-properties officeooo:rsid="00120625" officeooo:paragraph-rsid="001937a8"/>
    </style:style>
    <style:style style:name="P8" style:family="paragraph" style:parent-style-name="Standard">
      <style:text-properties officeooo:rsid="001937a8" officeooo:paragraph-rsid="001937a8"/>
    </style:style>
    <style:style style:name="P9" style:family="paragraph" style:parent-style-name="Standard">
      <style:text-properties officeooo:rsid="001abd74" officeooo:paragraph-rsid="001abd74"/>
    </style:style>
    <style:style style:name="P10" style:family="paragraph" style:parent-style-name="Standard">
      <style:text-properties officeooo:rsid="001abd74" officeooo:paragraph-rsid="001dda1a"/>
    </style:style>
    <style:style style:name="P11" style:family="paragraph" style:parent-style-name="Standard">
      <style:text-properties officeooo:rsid="001abd74" officeooo:paragraph-rsid="001f7807"/>
    </style:style>
    <style:style style:name="P12" style:family="paragraph" style:parent-style-name="Standard">
      <style:text-properties officeooo:rsid="001f7807" officeooo:paragraph-rsid="001f7807"/>
    </style:style>
    <style:style style:name="P13" style:family="paragraph" style:parent-style-name="Standard">
      <style:text-properties officeooo:rsid="002062d0" officeooo:paragraph-rsid="002062d0"/>
    </style:style>
    <style:style style:name="P14" style:family="paragraph" style:parent-style-name="Standard">
      <style:text-properties officeooo:rsid="0021cb01" officeooo:paragraph-rsid="0021cb01"/>
    </style:style>
    <style:style style:name="P15" style:family="paragraph" style:parent-style-name="Standard">
      <style:text-properties officeooo:rsid="002287a1" officeooo:paragraph-rsid="002287a1"/>
    </style:style>
    <style:style style:name="P16" style:family="paragraph" style:parent-style-name="Standard">
      <style:text-properties officeooo:rsid="002287a1" officeooo:paragraph-rsid="002302e0"/>
    </style:style>
    <style:style style:name="P17" style:family="paragraph" style:parent-style-name="Standard">
      <style:paragraph-properties fo:text-align="end" style:justify-single-word="false"/>
      <style:text-properties officeooo:rsid="002287a1" officeooo:paragraph-rsid="002302e0"/>
    </style:style>
    <style:style style:name="P18" style:family="paragraph" style:parent-style-name="Standard">
      <style:paragraph-properties fo:text-align="end" style:justify-single-word="false"/>
      <style:text-properties officeooo:rsid="002287a1" officeooo:paragraph-rsid="0036ed8b"/>
    </style:style>
    <style:style style:name="P19" style:family="paragraph" style:parent-style-name="Standard">
      <style:paragraph-properties fo:text-align="end" style:justify-single-word="false"/>
      <style:text-properties officeooo:rsid="002496a5" officeooo:paragraph-rsid="002496a5"/>
    </style:style>
    <style:style style:name="P20" style:family="paragraph" style:parent-style-name="Standard">
      <style:paragraph-properties fo:text-align="end" style:justify-single-word="false"/>
      <style:text-properties officeooo:rsid="002496a5" officeooo:paragraph-rsid="0036ed8b"/>
    </style:style>
    <style:style style:name="P21" style:family="paragraph" style:parent-style-name="Standard">
      <style:paragraph-properties fo:text-align="end" style:justify-single-word="false"/>
      <style:text-properties officeooo:rsid="002496a5" officeooo:paragraph-rsid="004ba599"/>
    </style:style>
    <style:style style:name="P22" style:family="paragraph" style:parent-style-name="Standard">
      <style:paragraph-properties fo:text-align="start" style:justify-single-word="false"/>
      <style:text-properties officeooo:rsid="002496a5" officeooo:paragraph-rsid="002496a5"/>
    </style:style>
    <style:style style:name="P23" style:family="paragraph" style:parent-style-name="Standard">
      <style:paragraph-properties fo:text-align="start" style:justify-single-word="false"/>
      <style:text-properties officeooo:rsid="002496a5" officeooo:paragraph-rsid="0036ed8b"/>
    </style:style>
    <style:style style:name="P24" style:family="paragraph" style:parent-style-name="Standard">
      <style:paragraph-properties fo:text-align="start" style:justify-single-word="false"/>
      <style:text-properties officeooo:rsid="00261b2a" officeooo:paragraph-rsid="0027fcbe"/>
    </style:style>
    <style:style style:name="P25" style:family="paragraph" style:parent-style-name="Standard">
      <style:paragraph-properties fo:text-align="end" style:justify-single-word="false"/>
      <style:text-properties officeooo:rsid="0027fcbe" officeooo:paragraph-rsid="0027fcbe"/>
    </style:style>
    <style:style style:name="P26" style:family="paragraph" style:parent-style-name="Standard">
      <style:paragraph-properties fo:text-align="start" style:justify-single-word="false"/>
      <style:text-properties officeooo:rsid="0027fcbe" officeooo:paragraph-rsid="0027fcbe"/>
    </style:style>
    <style:style style:name="P27" style:family="paragraph" style:parent-style-name="Standard">
      <style:paragraph-properties fo:text-align="start" style:justify-single-word="false"/>
      <style:text-properties fo:font-style="italic" officeooo:rsid="00297c1f" officeooo:paragraph-rsid="00297c1f" style:font-style-asian="italic" style:font-style-complex="italic"/>
    </style:style>
    <style:style style:name="P28" style:family="paragraph" style:parent-style-name="Standard">
      <style:paragraph-properties fo:text-align="end" style:justify-single-word="false"/>
      <style:text-properties fo:font-style="italic" officeooo:rsid="00297c1f" officeooo:paragraph-rsid="00297c1f" style:font-style-asian="italic" style:font-style-complex="italic"/>
    </style:style>
    <style:style style:name="P29" style:family="paragraph" style:parent-style-name="Standard">
      <style:paragraph-properties fo:text-align="start" style:justify-single-word="false"/>
      <style:text-properties fo:font-style="italic" officeooo:rsid="002e991c" officeooo:paragraph-rsid="002e991c" style:font-style-asian="italic" style:font-style-complex="italic"/>
    </style:style>
    <style:style style:name="P30" style:family="paragraph" style:parent-style-name="Standard">
      <style:paragraph-properties fo:text-align="end" style:justify-single-word="false"/>
      <style:text-properties fo:font-style="italic" officeooo:rsid="002e991c" officeooo:paragraph-rsid="00297c1f" style:font-style-asian="italic" style:font-style-complex="italic"/>
    </style:style>
    <style:style style:name="P31" style:family="paragraph" style:parent-style-name="Standard">
      <style:paragraph-properties fo:text-align="start" style:justify-single-word="false"/>
      <style:text-properties fo:font-style="italic" officeooo:rsid="002f1517" officeooo:paragraph-rsid="002f1517" style:font-style-asian="italic" style:font-style-complex="italic"/>
    </style:style>
    <style:style style:name="P32" style:family="paragraph" style:parent-style-name="Standard">
      <style:paragraph-properties fo:text-align="start" style:justify-single-word="false"/>
      <style:text-properties fo:font-style="italic" officeooo:rsid="00326280" officeooo:paragraph-rsid="00326280" style:font-style-asian="italic" style:font-style-complex="italic"/>
    </style:style>
    <style:style style:name="P33" style:family="paragraph" style:parent-style-name="Standard">
      <style:paragraph-properties fo:text-align="end" style:justify-single-word="false"/>
      <style:text-properties fo:font-style="normal" officeooo:rsid="00297c1f" officeooo:paragraph-rsid="00297c1f" style:font-style-asian="normal" style:font-style-complex="normal"/>
    </style:style>
    <style:style style:name="P34" style:family="paragraph" style:parent-style-name="Standard">
      <style:paragraph-properties fo:text-align="start" style:justify-single-word="false"/>
      <style:text-properties fo:font-style="normal" officeooo:rsid="00389a26" officeooo:paragraph-rsid="00389a26" style:font-style-asian="normal" style:font-style-complex="normal"/>
    </style:style>
    <style:style style:name="P35" style:family="paragraph" style:parent-style-name="Standard">
      <style:paragraph-properties fo:text-align="start" style:justify-single-word="false"/>
      <style:text-properties fo:font-style="normal" officeooo:rsid="003a49ed" officeooo:paragraph-rsid="003a49ed" style:font-style-asian="normal" style:font-style-complex="normal"/>
    </style:style>
    <style:style style:name="P36" style:family="paragraph" style:parent-style-name="Standard">
      <style:paragraph-properties fo:text-align="start" style:justify-single-word="false"/>
      <style:text-properties fo:font-style="normal" officeooo:rsid="003c5999" officeooo:paragraph-rsid="003c5999" style:font-style-asian="normal" style:font-style-complex="normal"/>
    </style:style>
    <style:style style:name="P37" style:family="paragraph" style:parent-style-name="Standard">
      <style:paragraph-properties fo:text-align="start" style:justify-single-word="false"/>
      <style:text-properties fo:font-style="normal" officeooo:rsid="003ab52c" officeooo:paragraph-rsid="003ab52c" style:font-style-asian="normal" style:font-style-complex="normal"/>
    </style:style>
    <style:style style:name="P38" style:family="paragraph" style:parent-style-name="Standard">
      <style:paragraph-properties fo:text-align="start" style:justify-single-word="false"/>
      <style:text-properties officeooo:paragraph-rsid="003317de"/>
    </style:style>
    <style:style style:name="P39" style:family="paragraph" style:parent-style-name="Standard">
      <style:paragraph-properties fo:text-align="start" style:justify-single-word="false"/>
      <style:text-properties officeooo:rsid="003317de" officeooo:paragraph-rsid="003317de"/>
    </style:style>
    <style:style style:name="P40" style:family="paragraph" style:parent-style-name="Standard">
      <style:paragraph-properties fo:text-align="start" style:justify-single-word="false"/>
      <style:text-properties officeooo:rsid="0035e986" officeooo:paragraph-rsid="0035e986"/>
    </style:style>
    <style:style style:name="P41" style:family="paragraph" style:parent-style-name="Standard">
      <style:paragraph-properties fo:text-align="start" style:justify-single-word="false"/>
      <style:text-properties officeooo:rsid="003c5999" officeooo:paragraph-rsid="004e33b3"/>
    </style:style>
    <style:style style:name="P42" style:family="paragraph" style:parent-style-name="Standard">
      <style:paragraph-properties fo:text-align="start" style:justify-single-word="false"/>
      <style:text-properties officeooo:rsid="004084bc" officeooo:paragraph-rsid="004084bc"/>
    </style:style>
    <style:style style:name="P43" style:family="paragraph" style:parent-style-name="Standard">
      <style:paragraph-properties fo:text-align="start" style:justify-single-word="false"/>
      <style:text-properties officeooo:rsid="00410a29" officeooo:paragraph-rsid="00410a29"/>
    </style:style>
    <style:style style:name="P44" style:family="paragraph" style:parent-style-name="Standard">
      <style:paragraph-properties fo:text-align="start" style:justify-single-word="false"/>
      <style:text-properties officeooo:rsid="00410a29" officeooo:paragraph-rsid="004ba599"/>
    </style:style>
    <style:style style:name="P45" style:family="paragraph" style:parent-style-name="Standard">
      <style:paragraph-properties fo:text-align="start" style:justify-single-word="false"/>
      <style:text-properties officeooo:rsid="00469905" officeooo:paragraph-rsid="00469905"/>
    </style:style>
    <style:style style:name="P46" style:family="paragraph" style:parent-style-name="Standard">
      <style:paragraph-properties fo:text-align="start" style:justify-single-word="false"/>
      <style:text-properties officeooo:rsid="004a2501" officeooo:paragraph-rsid="004a2501"/>
    </style:style>
    <style:style style:name="P47" style:family="paragraph" style:parent-style-name="Standard">
      <style:paragraph-properties fo:text-align="start" style:justify-single-word="false"/>
      <style:text-properties officeooo:rsid="004a2501" officeooo:paragraph-rsid="00410a29"/>
    </style:style>
    <style:style style:name="P48" style:family="paragraph" style:parent-style-name="Standard">
      <style:paragraph-properties fo:text-align="start" style:justify-single-word="false"/>
      <style:text-properties officeooo:rsid="004a2501" officeooo:paragraph-rsid="004ba599"/>
    </style:style>
    <style:style style:name="P49" style:family="paragraph" style:parent-style-name="Standard">
      <style:paragraph-properties fo:text-align="start" style:justify-single-word="false"/>
      <style:text-properties officeooo:rsid="004e33b3" officeooo:paragraph-rsid="004e33b3"/>
    </style:style>
    <style:style style:name="T1" style:family="text">
      <style:text-properties officeooo:rsid="000cdd62"/>
    </style:style>
    <style:style style:name="T2" style:family="text">
      <style:text-properties officeooo:rsid="000dd408"/>
    </style:style>
    <style:style style:name="T3" style:family="text">
      <style:text-properties officeooo:rsid="000febcc"/>
    </style:style>
    <style:style style:name="T4" style:family="text">
      <style:text-properties officeooo:rsid="0010251a"/>
    </style:style>
    <style:style style:name="T5" style:family="text">
      <style:text-properties officeooo:rsid="00120625"/>
    </style:style>
    <style:style style:name="T6" style:family="text">
      <style:text-properties officeooo:rsid="0013d9f8"/>
    </style:style>
    <style:style style:name="T7" style:family="text">
      <style:text-properties officeooo:rsid="001532b3"/>
    </style:style>
    <style:style style:name="T8" style:family="text">
      <style:text-properties officeooo:rsid="0017155f"/>
    </style:style>
    <style:style style:name="T9" style:family="text">
      <style:text-properties officeooo:rsid="001abd74"/>
    </style:style>
    <style:style style:name="T10" style:family="text">
      <style:text-properties officeooo:rsid="001dad1e"/>
    </style:style>
    <style:style style:name="T11" style:family="text">
      <style:text-properties officeooo:rsid="001dda1a"/>
    </style:style>
    <style:style style:name="T12" style:family="text">
      <style:text-properties officeooo:rsid="001e581f"/>
    </style:style>
    <style:style style:name="T13" style:family="text">
      <style:text-properties officeooo:rsid="001f7807"/>
    </style:style>
    <style:style style:name="T14" style:family="text">
      <style:text-properties officeooo:rsid="002062d0"/>
    </style:style>
    <style:style style:name="T15" style:family="text">
      <style:text-properties officeooo:rsid="0021cb01"/>
    </style:style>
    <style:style style:name="T16" style:family="text">
      <style:text-properties officeooo:rsid="002287a1"/>
    </style:style>
    <style:style style:name="T17" style:family="text">
      <style:text-properties officeooo:rsid="002302e0"/>
    </style:style>
    <style:style style:name="T18" style:family="text">
      <style:text-properties fo:font-style="italic" style:font-style-asian="italic" style:font-style-complex="italic"/>
    </style:style>
    <style:style style:name="T19" style:family="text">
      <style:text-properties fo:font-style="italic" officeooo:rsid="002496a5" style:font-style-asian="italic" style:font-style-complex="italic"/>
    </style:style>
    <style:style style:name="T20" style:family="text">
      <style:text-properties fo:font-style="italic" officeooo:rsid="00261b2a" style:font-style-asian="italic" style:font-style-complex="italic"/>
    </style:style>
    <style:style style:name="T21" style:family="text">
      <style:text-properties fo:font-style="italic" officeooo:rsid="0027fcbe" style:font-style-asian="italic" style:font-style-complex="italic"/>
    </style:style>
    <style:style style:name="T22" style:family="text">
      <style:text-properties fo:font-style="italic" officeooo:rsid="0036ed8b" style:font-style-asian="italic" style:font-style-complex="italic"/>
    </style:style>
    <style:style style:name="T23" style:family="text">
      <style:text-properties fo:font-style="italic" officeooo:rsid="003b056b" style:font-style-asian="italic" style:font-style-complex="italic"/>
    </style:style>
    <style:style style:name="T24" style:family="text">
      <style:text-properties fo:font-style="italic" officeooo:rsid="003d9996" style:font-style-asian="italic" style:font-style-complex="italic"/>
    </style:style>
    <style:style style:name="T25" style:family="text">
      <style:text-properties fo:font-style="italic" officeooo:rsid="0043308d" style:font-style-asian="italic" style:font-style-complex="italic"/>
    </style:style>
    <style:style style:name="T26" style:family="text">
      <style:text-properties officeooo:rsid="002cc290"/>
    </style:style>
    <style:style style:name="T27" style:family="text">
      <style:text-properties officeooo:rsid="002d3123"/>
    </style:style>
    <style:style style:name="T28" style:family="text">
      <style:text-properties officeooo:rsid="002e991c"/>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f1517" style:font-style-asian="normal" style:font-weight-asian="normal" style:font-style-complex="normal" style:font-weight-complex="normal"/>
    </style:style>
    <style:style style:name="T31" style:family="text">
      <style:text-properties fo:font-style="normal" fo:font-weight="normal" officeooo:rsid="0030c506" style:font-style-asian="normal" style:font-weight-asian="normal" style:font-style-complex="normal" style:font-weight-complex="normal"/>
    </style:style>
    <style:style style:name="T32" style:family="text">
      <style:text-properties fo:font-style="normal" fo:font-weight="normal" officeooo:rsid="003317de" style:font-style-asian="normal" style:font-weight-asian="normal" style:font-style-complex="normal" style:font-weight-complex="normal"/>
    </style:style>
    <style:style style:name="T33" style:family="text">
      <style:text-properties fo:font-style="normal" fo:font-weight="normal" officeooo:rsid="003517c2" style:font-style-asian="normal" style:font-weight-asian="normal" style:font-style-complex="normal" style:font-weight-complex="normal"/>
    </style:style>
    <style:style style:name="T34" style:family="text">
      <style:text-properties fo:font-style="normal" fo:font-weight="normal" officeooo:rsid="00450d8c" style:font-style-asian="normal" style:font-weight-asian="normal" style:font-style-complex="normal" style:font-weight-complex="normal"/>
    </style:style>
    <style:style style:name="T35" style:family="text">
      <style:text-properties fo:font-style="normal" fo:font-weight="normal" officeooo:rsid="004bb052" style:font-style-asian="normal" style:font-weight-asian="normal" style:font-style-complex="normal" style:font-weight-complex="normal"/>
    </style:style>
    <style:style style:name="T36" style:family="text">
      <style:text-properties fo:font-variant="normal" fo:text-transform="none" fo:color="#000000" style:font-name="Times New Roman" fo:font-size="12pt" fo:letter-spacing="normal" fo:font-style="normal" fo:font-weight="normal" officeooo:rsid="003317de"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03317de"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03317de"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03517c2"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035e986"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03d9996"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03e9602" style:font-size-asian="12pt" style:font-style-asian="normal" style:font-weight-asian="normal" style:font-size-complex="12pt" style:font-style-complex="normal" style:font-weight-complex="normal"/>
    </style:style>
    <style:style style:name="T44" style:family="text">
      <style:text-properties fo:font-size="12pt" fo:font-style="normal" fo:font-weight="normal" officeooo:rsid="004018a4"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4084bc"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410a29"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4171f0"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450d8c"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466111"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0469905"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046df86"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046dfbb"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048d9cd"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04bbcdb"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04e33b3" style:font-size-asian="12pt" style:font-style-asian="normal" style:font-weight-asian="normal" style:font-size-complex="12pt" style:font-style-complex="normal" style:font-weight-complex="normal"/>
    </style:style>
    <style:style style:name="T56" style:family="text">
      <style:text-properties fo:font-size="12pt" fo:font-style="normal" fo:font-weight="normal" officeooo:rsid="004f1f56" style:font-size-asian="12pt" style:font-style-asian="normal" style:font-weight-asian="normal" style:font-size-complex="12pt" style:font-style-complex="normal" style:font-weight-complex="normal"/>
    </style:style>
    <style:style style:name="T57" style:family="text">
      <style:text-properties fo:font-size="12pt" fo:font-style="normal" fo:font-weight="normal" officeooo:rsid="00510894" style:font-size-asian="12pt" style:font-style-asian="normal" style:font-weight-asian="normal" style:font-size-complex="12pt" style:font-style-complex="normal" style:font-weight-complex="normal"/>
    </style:style>
    <style:style style:name="T58" style:family="text">
      <style:text-properties fo:font-size="12pt" fo:font-style="normal" fo:font-weight="normal" officeooo:rsid="005271ff"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537ac7"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0595bac" style:font-size-asian="12pt" style:font-style-asian="normal" style:font-weight-asian="normal" style:font-size-complex="12pt" style:font-style-complex="normal" style:font-weight-complex="normal"/>
    </style:style>
    <style:style style:name="T6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03517c2"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036ed8b"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0377c1d" style:font-size-asian="12pt" style:font-style-asian="italic" style:font-weight-asian="normal" style:font-size-complex="12pt" style:font-style-complex="italic" style:font-weight-complex="normal"/>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377c1d" style:font-size-asian="12pt" style:font-weight-asian="normal" style:font-size-complex="12pt" style:font-weight-complex="normal"/>
    </style:style>
    <style:style style:name="T67" style:family="text">
      <style:text-properties fo:font-size="12pt" fo:font-weight="normal" officeooo:rsid="003ab52c" style:font-size-asian="12pt" style:font-weight-asian="normal" style:font-size-complex="12pt" style:font-weight-complex="normal"/>
    </style:style>
    <style:style style:name="T68" style:family="text">
      <style:text-properties fo:font-size="12pt" fo:font-weight="normal" officeooo:rsid="003c5999" style:font-size-asian="12pt" style:font-weight-asian="normal" style:font-size-complex="12pt" style:font-weight-complex="normal"/>
    </style:style>
    <style:style style:name="T69" style:family="text">
      <style:text-properties fo:font-size="12pt" fo:font-weight="normal" officeooo:rsid="00450d8c" style:font-size-asian="12pt" style:font-weight-asian="normal" style:font-size-complex="12pt" style:font-weight-complex="normal"/>
    </style:style>
    <style:style style:name="T70" style:family="text">
      <style:text-properties fo:font-size="12pt" fo:font-weight="normal" officeooo:rsid="004cdd3c" style:font-size-asian="12pt" style:font-weight-asian="normal" style:font-size-complex="12pt" style:font-weight-complex="normal"/>
    </style:style>
    <style:style style:name="T71" style:family="text">
      <style:text-properties fo:font-size="12pt" fo:font-weight="normal" officeooo:rsid="00551ce5" style:font-size-asian="12pt" style:font-weight-asian="normal" style:font-size-complex="12pt" style:font-weight-complex="normal"/>
    </style:style>
    <style:style style:name="T72" style:family="text">
      <style:text-properties fo:font-size="12pt" fo:font-weight="normal" officeooo:rsid="00552931" style:font-size-asian="12pt" style:font-weight-asian="normal" style:font-size-complex="12pt" style:font-weight-complex="normal"/>
    </style:style>
    <style:style style:name="T73" style:family="text">
      <style:text-properties fo:font-size="12pt" fo:font-weight="normal" officeooo:rsid="00569043" style:font-size-asian="12pt" style:font-weight-asian="normal" style:font-size-complex="12pt" style:font-weight-complex="normal"/>
    </style:style>
    <style:style style:name="T74" style:family="text">
      <style:text-properties officeooo:rsid="0036ed8b"/>
    </style:style>
    <style:style style:name="T75" style:family="text">
      <style:text-properties officeooo:rsid="004330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Już za kilka godzin nastąpi ta chwila, na którą z reszt<text:span text:style-name="T2">ą</text:span> załogi czekamy od niemal pięciu miesięcy </text:p>
      <text:p text:style-name="P1">- <text:span text:style-name="T26">p</text:span>omyślał Mark, wpatrując się przez iluminator w hipnotyczną, rudawą tarczę planety, częściowo spowitej mrokiem.</text:p>
      <text:p text:style-name="P1"><text:tab/>Statek znajdował się na niskiej orbicie, dlatego wyraźnie dostrzegał Olympus Mons (olbrzymi, wygasły wulkan), który był celem lądowania i całej wyprawy.</text:p>
      <text:p text:style-name="P1">- Nadal nie mogę uwierzyć, że za kilkanaście godzin będę na Marsie - wymamrotał do siebie.</text:p>
      <text:p text:style-name="P1"><text:tab/>Mimo, iż obecna misja była już szóstą ekspedycją załogową na tę planetę, dwie z nich zakończyły się katastrofami, przez co Mars nadal wywoływał wielkie emocje w społeczeństwie, politykach i astronautach.</text:p>
      <text:p text:style-name="P1"><text:tab/>Błędy konstrukcyjne przy budowie rakiety użytej w pierwszej misji oraz nieodpowiednie zabezpieczenia habitatów mieszkalnych przed promieniowaniem słonecz<text:span text:style-name="T2">n</text:span>ym, także w czasie trwania misji drugiej, doprowadziły do śmierci załóg przez co NASA poważnie rozważała zamrożenie programu MARS na co najmniej 5 lat. Jednak wyprawa nr 4 była już mocno zaawansowana w czasie i dużo lepiej pomyślana, finalnie udało się ją zrealizować bez większych problemów. Trzeba tu dodać, że duży wpływ na końcowy sukces miał fakt, że NASA przy realizacji tego projektu udało się wreszcie porozumieć z prywatą firmą SpraceY, która była już wtedy w posiadaniu kilku rozwiązań technicznych znacz<text:span text:style-name="T10">ąco</text:span> podnoszących sprawność silników.</text:p>
      <text:p text:style-name="P2"><text:tab/>Podniecenie pomieszane z niepokojem wciąż nie pozwalały mu zasnąć; przetarł dłońmi zmęczoną twarz i rozciągnął się na materacu umieszczonym we wnęce u <text:span text:style-name="T2">ś</text:span>ciany tej niewielkiej kajuty, która dawała mu namiastkę prywatności przez minione miesiące. </text:p>
      <text:p text:style-name="P2"><text:tab/>Ostatnimi myślami nim zm<text:span text:style-name="T2">óg</text:span>ł go sen sięgnął do kobiety, którą wciąż miał w sercu. W rzeczywistości jego serce było dość pojemne i w zależności od dnia, czy nastroju mogła mu przyjść do głowy jedna z trzech, czy czterech dziewczyn, które darzył sentymentem. Był trudnym, bardzo wymagającym mężczyzną. I mimo, że kobiety lubiły jego towarzyst<text:span text:style-name="T2">w</text:span>o, przy bliższej relacji mocno tracił i szybko kończył porzucony, a jedyne towarzystwo jakie wtedy akc<text:span text:style-name="T2">e</text:span>ptował, to nieodłączne poczucie winy i straconej szansy. Porzucały go jedynie te dziewczyny, na których mu zależało, tylko im pokazywał kim rzeczywiście jest i na efekt zwykle nie trzeba było długo czekać. Czasami dochodził do wniosku, że mógłby je przy sobie zatrzymać okazując obojętnoś<text:span text:style-name="T10">ć</text:span>, niestety w bliskich relacjach nie panował nad swoimi emocjami.</text:p>
      <text:p text:style-name="P1"><text:tab/>Nie ma co ukrywać, że jego nieudane związki mocno przyczyniły się do tego, że mając 32 lata znalazł się właśnie w tym miejscu w towarzystwie trzech podobnych mu ludzi.</text:p>
      <text:p text:style-name="P1">Z obecnej załogi tylko <text:span text:style-name="T27">Tom </text:span>Clark, który był lekarzem i oficjalnym liderem zespołu był w związku małżeńskim - żona i dwóch synów wyczekiwało jego powrotu w Los Angeles.</text:p>
      <text:p text:style-name="P1">Jednak z tego co sam o sobie mówił, bez długich rozłąk jego małżeństwu brakowałoby późniejszych impulsów intensywności; miał za sobą prawie 3 lata przebywania w przestrzeni kosmicznej na pomniejszych misjach, nim zakwalifikował się do obecnej wyprawy i ostatecznie został jej dowódcą, <text:span text:style-name="T7">a jednocześnie najstarszym uczestnikiem</text:span>. </text:p>
      <text:p text:style-name="P1"><text:tab/><text:span text:style-name="T27">Tom</text:span> już w czasie miesięcy szkoleń był wysoko ceniony tak przez instruktorów, jak przez kolegów. Szczególne uznanie budziła jego odporność na stres i zdolności interpersonalne. </text:p>
      <text:p text:style-name="P1">Miał pozytywny wpływ na grupę oraz naturalną zdolność rozładowywania napięć, które zdarzały się między rekrutami. Sam nigdy nie był stroną konfliktu, </text:p>
      <text:p text:style-name="P1">a powód tego zdawał się tkwić w tym, że nikt nie traktował go jako rywala i nie czuł potrzeby konkurowania z nim. Bez wątpienia był wyjątkowo inteligentny, lecz pod wzg<text:span text:style-name="T10">l</text:span>ędem biegłości w poszczególnych dziedzinach i sprawności fizycznej był na tle pozostałych uczestników szkolenia przeciętniakiem.</text:p>
      <text:p text:style-name="P1"><text:tab/>Mark ocknął się nagle. Miał wrażenie, że usłyszał jakiś nieo<text:span text:style-name="T75">k</text:span>reślony, stłumiony dźwięk dobywający się zza ściany. Otworzył ciężkie powieki; sufit pokryty farbą elektroluminescencyjną już pojaśniał imitując wschód słońca i zwiastując rozpoczęcie kolejnego dnia służby. Rozwiązanie z automatycznym oświetleniem pomagało <text:span text:style-name="T1">zachować</text:span> naturalny, <text:span text:style-name="T1">dobowy</text:span> rytm aktywności członków zespołu, a także utrzymywało ich w lepszej formie psychofizycznej, <text:span text:style-name="T1">co zostało już potwierdzone długotrwałymi badaniami jeszcze na ziemi. </text:span></text:p>
      <text:p text:style-name="P3"><text:soft-page-break/><text:tab/>Ponownie zamknął oczy, a jedyne co docierało do jego uszu, to miarowe, monotonne brzęczenie urządzeń podtrzymujących <text:s/>funkcje pokładowe. Dźwięki zlewały się w jednolity szum, będący <text:s/>już od kilku miesięcy integralną częścią jego <text:span text:style-name="T2">życia.</text:span></text:p>
      <text:p text:style-name="P4">- Burt, Mark, przyjdźcie natychmiast do kantyny – Rozległ się z interkomu głos <text:span text:style-name="T10">mechanika</text:span> Franka.</text:p>
      <text:p text:style-name="P4"><text:tab/>Było coś niepokojącego w jego głosie. </text:p>
      <text:p text:style-name="P4">- Coś jest nie tak – przeszło przez myśl Markowi, <text:span text:style-name="T3">gdy stawał boso na podłodze</text:span>. - Musiała przyjść <text:span text:style-name="T3">zła </text:span>wiadomość z agencji <text:span text:style-name="T3">i lądowanie zostanie opóźnione.</text:span></text:p>
      <text:p text:style-name="P5"><text:tab/>Wskoczył w spodnie, wsunął trampki na stopy, przyciskiem uruchomił rozsuwane drzwi i schyliwszy się, bez ociągania ruszył <text:span text:style-name="T4">klaustrofobicznym korytarzem ku kolejnym drzwiom prowadzącym wprost do garażu. Minął łazik i dwa quady zabezpieczone linami. Teraz pozostało się jeszcze przecisnąć przez wąską śluzę łączącą moduł lądownika nr 1, gdzie był zakwaterowany wraz z Frankiem i znajdował się już na pokładzie głównym. </text:span></text:p>
      <text:p text:style-name="P5"><text:tab/><text:span text:style-name="T5">Ledwo znalazł się w ładowni pokładu głównego, przez śluzę lądownika nr 2 wychyliła się postać Burta.</text:span></text:p>
      <text:p text:style-name="P6">- Co jest grane? – rzucił Burt.</text:p>
      <text:p text:style-name="P6">- Sam chciałbym wiedzieć – odpowiedział Mark i spojrzał, czy za plecami Burta nie pojawi się postać <text:span text:style-name="T27">Tom’a</text:span>.</text:p>
      <text:p text:style-name="P6">- M<text:span text:style-name="T6">usi być </text:span>z Frankiem, <text:span text:style-name="T6">inaczej też by go wołał </text:span>- Burt <text:span text:style-name="T8">wyprzedził pytanie Marka.</text:span></text:p>
      <text:p text:style-name="P6"/>
      <text:p text:style-name="P7"><text:tab/><text:span text:style-name="T7">Kantyna była dość obszerna. Pełniła jednocześnie rolę sali narad i stołówki. Było tu trochę specjalnie dostosowanego sprzętu agd, ale też kilka komputerów i płaski ekran, który zajmował niemal całą ścianę. Po szafkach były poupychane produkty spożywcze i kilka naczyń – większość pokarmów spożywano wprost z pierwotnych opakowań. Przy owalnym stole stały cztery krzesła, na jednym z nich siedział przygarbiony mężczyzna. </text:span></text:p>
      <text:p text:style-name="P7"><text:span text:style-name="T7"><text:tab/>Wchodzący do pomieszczenia Burt i Mark natychmiast spostrzegli, że spod owocowej mrożonki przyciskanej przez Franka do lewego policzka cieknie krew, która następnie kapie na stół i lśniącą posadzkę.</text:span></text:p>
      <text:p text:style-name="P8">- Co się stało – wystrzelił emocjonalnie Burt i w dwóch susach znalazł się przy Franku <text:span text:style-name="T9">oglądając pociągłe skaleczenie na twarzy, które zdążyło już lekko spuchnąć.</text:span></text:p>
      <text:p text:style-name="P10">- Rzucił się na mnie! - krzyknął Frank i natychmiast zasyczał z bólu.</text:p>
      <text:p text:style-name="P9">- <text:span text:style-name="T27">Tom</text:span>? - zapytali jednocześnie, zdezorientowani Mark i Burt. - Jak do tego doszło, gdzie <text:span text:style-name="T11">on </text:span>jest? - dodał rozgorączkowany Burt chwytając się nerwowo za głowę.</text:p>
      <text:p text:style-name="P9"><text:tab/>Rana nie wyglądała poważnie, ale samo zajście wydawało się być tak niedorzeczne, że wszyscy trzej sprawiali wrażenie skołowanych. <text:span text:style-name="T11">Wreszcie Mark pierwszy oprzytomniał i skierował się ku ambulatorium po apteczkę i gdzie spodziewał się znaleźć Toma. Zauważył, że najwyraźniej z tego samego kierunku przyszedł Frank, gdyż podłogę znaczyły ślady krwi. </text:span></text:p>
      <text:p text:style-name="P11"><text:tab/><text:span text:style-name="T12">Drzwi ambulatorium były związane stetoskopem, co tylko powiększyło uczucie szoku jaki od dłuższej chwili nie opuszczał Marka. </text:span></text:p>
      <text:p text:style-name="P11"><text:span text:style-name="T13">- Co tu się do cholery dzieje?! – wyartykułował z wzbierającą w nim frustracją.</text:span></text:p>
      <text:p text:style-name="P11"><text:span text:style-name="T13"><text:tab/>Spojrzał przez szybę do wnętrza i osłupiał. Zimny dreszcz przeszył jego ciało od góry do dołu i z powrotem. Tom Clark stał tuż za drzwiami i patrzył w jego kierunku nieobecnym wzrokiem, wyglądał obco, nie zareagował w żaden sposób. Nim Mark podjął jakieś kroki, doszli dwaj pozostali astronauci z kantyny.</text:span></text:p>
      <text:p text:style-name="P11"><text:span text:style-name="T13">- Jest w środku – wskazał Mark na drzwi.</text:span></text:p>
      <text:p text:style-name="P12">- Tak. <text:span text:style-name="T14">On mówi, że Clark postradał zmysły – Burt klepnął w ramię Franka.</text:span></text:p>
      <text:p text:style-name="P13">- Zaatakował mnie, sami zobaczcie w jakim jest stanie – zareplikował Frank z grymasem bólu na twarzy i podszedł do drzwi, by samemu się upewnić, że to wszystko nie jest jedynie grą jego wyobraźni.</text:p>
      <text:p text:style-name="P13"><text:tab/>Rzeczywiście, ich dowódca sprawiał wrażenie, jakby duchem był <text:span text:style-name="T15">w</text:span> <text:span text:style-name="T15">najlepszym razie </text:span>na Ziemi. <text:span text:style-name="T15">Zdecydowanie nie był obecny na orbicie Marsa, gdzie przebywało jego ciało wpatrujące się tępym spojrzeniem w nicość. Ciszę jaka zapadła w trakcie gdy wszyscy trzej przyglądali się bezsilnie temu zjawisku przerwał Burt.</text:span></text:p>
      <text:p text:style-name="P14"><text:soft-page-break/>- <text:span text:style-name="T28">Tom</text:span>! Co jest, chłopie? - <text:span text:style-name="T28">Tom Clark</text:span> był ostatnią osobą, po której można by się spodziewać takiego zachowania. Burt nie odpuszczał – Słysz<text:span text:style-name="T28">ysz</text:span> mnie? Clark, nie wygłupiaj się – zaczął rozplątywać <text:span text:style-name="T16">stetoskop, by dostać się do środka.</text:span></text:p>
      <text:p text:style-name="P15">- Przestań – powstrzymał go Mark.</text:p>
      <text:p text:style-name="P15">- On ma rację – przytaknął Markowi Frank i odciągnął Burta od drzwi. - Musimy się skontaktować z dowództwem, opisać co się stało i prosić o wskazówki. Nie pogarszajmy sytuacji.</text:p>
      <text:p text:style-name="P15"><text:tab/>Clark pozostał tak jak stał. Reszta załogi udała się do kantyny, gdzie Frank spisał relację z feralnych wydarzeń i bezzwłocznie j<text:span text:style-name="T17">ą</text:span> nadał. <text:span text:style-name="T17">W oczekiwaniu na odpowiedź Burt co kilka minut sprawdzał sytuację w ambulatorium, ale nic nie wskazywało na poprawę stanu Clarka. </text:span></text:p>
      <text:p text:style-name="P16"><text:tab/><text:span text:style-name="T17">Po około trzydziestu minutach od przesłania raportu otrzymali wiadomość zwrotną z potwierdzeniem, że ich wiadomość dotarła. Była to stała procedura na wypadek problemów z komunikacją, pozwalała uniknąć nieporozumień i straty cennego czasu.</text:span></text:p>
      <text:p text:style-name="P16"><text:span text:style-name="T17"><text:s/><text:tab/></text:span></text:p>
      <text:p text:style-name="P17"><text:tab/><text:span text:style-name="T19">JSC Houston 09 23 2035r.</text:span></text:p>
      <text:p text:style-name="P19"><text:span text:style-name="T18">Czas pokładowy 5:</text:span><text:span text:style-name="T22">24</text:span></text:p>
      <text:p text:style-name="P19"><text:span text:style-name="T18"/></text:p>
      <text:p text:style-name="P22"><text:span text:style-name="T18"><text:tab/>W odpowiedzi na wiadomość z 09 23 2035r., </text:span><text:span text:style-name="T20">nadaną ze statku Spectre, </text:span><text:span text:style-name="T18"><text:s/>czasu pokładowego 5:08, o treści:</text:span></text:p>
      <text:p text:style-name="P22"><text:span text:style-name="T18"/></text:p>
      <text:p text:style-name="P22"><text:span text:style-name="T18"><text:tab/>„</text:span><text:span text:style-name="T20">Mamy tu nieprzewidziany problem z dowódcą </text:span><text:span text:style-name="T23">Tom’em</text:span><text:span text:style-name="T20"> Clark’iem. Clark popadł w stan swoistego stuporu z chwilowymi napadami agresji.</text:span></text:p>
      <text:p text:style-name="P24"><text:span text:style-name="T18"><text:tab/>Około godziny </text:span><text:span text:style-name="T21">4:5</text:span><text:span text:style-name="T18">0 nie mogąc spać przeszedłem napić się czegoś do kantyny. Wtedy zauważyłem, obecność </text:span><text:span text:style-name="T23">Tom’a</text:span><text:span text:style-name="T18"> w ambulatorium i poszedłem do niego z myślą, że porozmawiamy o zadaniach na dziś, ale nie zareagował na moje słowa, tylko stał przy umywalce i spoglądał w lustro. Podszedłem i <text:s/>dotknąłem go lekko w ramię, a ten odwrócił się i z dzikością w oczach </text:span><text:span text:style-name="T24">uderzył mnie w twarz </text:span><text:span text:style-name="T25">ostrym </text:span><text:span text:style-name="T24">narzędziem</text:span><text:span text:style-name="T21">. Odskoczyłem od niego, a on uspokoił się w mgnieniu oka. Próbowałem jeszcze przemówić mu do rozumu, ale bezskutecznie. Zamknąłem ambulatorium, by nie mógł go opuścić, po czym wezwałem resztę załogi. Teraz wszyscy trzej czekamy na wskazówki co robić. </text:span></text:p>
      <text:p text:style-name="P24"><text:span text:style-name="T21"><text:tab/>Chłopcy przejrzeli instrukcje na podobne sytuacje, ale ta znacznie odbiega od tych opisanych, poza tym dziś jeden z kluczowych dni misji, a ta sytuacja ma niebagatelny wpływ na całą sytuację. Czekamy...</text:span></text:p>
      <text:p text:style-name="P25">Notatkę sporządził i świadkiem wydarzeń był Frank Drebin „</text:p>
      <text:p text:style-name="P26"/>
      <text:p text:style-name="P27">Wiadomość została przyjęta, trwa rozpatrywanie, spodziewany czas nadejścia odpowiedzi 5:4<text:span text:style-name="T74">9</text:span> czasu pokładowego.<text:tab/></text:p>
      <text:p text:style-name="P28">Wiadomość odebrała Layla Clyde</text:p>
      <text:p text:style-name="P30"/>
      <text:p text:style-name="P29"><text:span text:style-name="T29">- Hall, sprzątnij ten bałagan – Burt wywołał robota sprzątającego, zadokowanego w wąskiej szparze pod jedną z szafek, gdzie ładował baterie i uzupełniał niezbędne płyny. </text:span><text:span text:style-name="T30">Hall posłusznie wysunął się z</text:span><text:span text:style-name="T33">e</text:span><text:span text:style-name="T30"> swej nory i potrzebował tylko chwili, by zorientować się w sytuacji, po czym przystąpił do zmywania plam z podłogi. Z wielką gracją poruszał się między nogami krzeseł i jeśli było to potrzebne przesuwał je delikatnie, lecz jeśli poczuł zbyt duży opór, zatrzymywał się i z wielką powagą wypowiadał słowo „przepraszam”, zawsze dodając imię adresata swych przeprosin.</text:span></text:p>
      <text:p text:style-name="P31"><text:span text:style-name="T29">- Przepraszam Mark – Mark uniósł się nieznacznie nad krzesło, które zostało natychmiast przesunięte, posadzka wyczyszczona, </text:span><text:span text:style-name="T31">a</text:span><text:span text:style-name="T29"> Hall czmychnął w poszukiwaniu nowych zanieczyszczeń.</text:span></text:p>
      <text:p text:style-name="P31"><text:span text:style-name="T29">Komizmu sytuacji dodawał fakt, </text:span><text:span text:style-name="T35">iż</text:span><text:span text:style-name="T29"> Burt z Tomem, jeszcze na ziemi testowali Hall’a i poza znamiennym imieniem </text:span><text:span text:style-name="T31">nadali mu również głos </text:span><text:span text:style-name="T35">pamiętnego</text:span><text:span text:style-name="T31"> Hall’a 9000. Frank nikomu się do tego nie przyznał, lecz przeszły go ciarki, gdy Hall na prośbę pozostałych zaśpiewał pierwszy raz „Daisy”. </text:span></text:p>
      <text:p text:style-name="P32"><text:span text:style-name="T31">- </text:span><text:span text:style-name="T29">Hall, znasz jakiś nowy żart? - Mark obrócił się w stronę robota podążającego do drzwi wychodzących na ambulatorium.</text:span></text:p>
      <text:p text:style-name="P32"><text:span text:style-name="T29">- Niestety, moja ostatnia aktualizacja odbyła się 4 doby, 15 godzin i 2</text:span><text:span text:style-name="T35">7</text:span><text:span text:style-name="T29">, 2</text:span><text:span text:style-name="T35">8</text:span><text:span text:style-name="T29">, </text:span><text:span text:style-name="T34">2</text:span><text:span text:style-name="T35">9</text:span><text:span text:style-name="T29">…</text:span></text:p>
      <text:p text:style-name="P32"><text:soft-page-break/><text:span text:style-name="T29">- Dość! - Roześmiał się </text:span><text:span text:style-name="T35">gromko</text:span><text:span text:style-name="T29"> Burt.</text:span></text:p>
      <text:p text:style-name="P32"><text:span text:style-name="T29">- … 32 sekundy temu i nie mam nic nowego do zaprezentowania – niewzruszonym, acz grzecznym głosem dokończył jak zwykle precyzyjny Hall.</text:span></text:p>
      <text:p text:style-name="P32"><text:span text:style-name="T29">- Zdaje się, że nie słyszałem Twojego ostatniego żartu Hall –</text:span><text:span text:style-name="T32"> ponowił prośbę Mark.</text:span></text:p>
      <text:p text:style-name="P38"><text:span text:style-name="T32">- </text:span><text:span text:style-name="T36">Rok 2055. Pasażerska rakieta startuje z Ziemi na Marsa i po chwili jest już w przestrzeni kosmicznej. Z głośnika słychać głos:</text:span><text:span text:style-name="T39"><text:line-break/></text:span><text:span text:style-name="T36">- Szanowni państwo, witamy na pokładzie naszego wahadłowca. Lot jest w pełni automatyczny i przebiega zgodnie ze wskazaniami urządzeń kontrolowanych przez centralny komputer. Mogą się państwo czuć </text:span><text:span text:style-name="T37">całkowicie</text:span><text:span text:style-name="T36"> bezpiecznie, gdyż cały system naszego komputera został gruntownie sprawdzony przez techników-elektroników i absolutnie nic, a nic ni... moż... się …psuć... nie może... nie zepsuć... nie ... kontroli... ni... może...</text:span><text:span text:style-name="T39"> i </text:span><text:span text:style-name="T54">ko</text:span><text:span text:style-name="T39">… .</text:span></text:p>
      <text:p text:style-name="P39"><text:span text:style-name="T38">- </text:span><text:span text:style-name="T40">Jednak słyszałem</text:span><text:span text:style-name="T38"> – pokiwał głową Mark.</text:span></text:p>
      <text:p text:style-name="P39"><text:span text:style-name="T38">- Ja nie, i potwierdzam, że za pierwszym razem też nie jest szczególnie śmieszny – Frank zrobił kwaśną minę i wszyscy </text:span><text:span text:style-name="T54">parsknęli śmiechem</text:span><text:span text:style-name="T38">, a Hall jakby ze wstydu </text:span><text:span text:style-name="T40">wywołanego zawodem jaki sprawił, zahałasował małymi kółkami i oddalił się przez automatycznie otwarte drzwi.</text:span></text:p>
      <text:p text:style-name="P39"><text:span text:style-name="T40"><text:tab/>Burt wstał od stołu i kolejny raz udał się sprawdzić co </text:span><text:span text:style-name="T41">z Tomem. Zastał Tom’a i Hall’a stojących naprzeciw siebie po przeciwnych stronach drzwi w podobnym stanie zawieszenia. Drzwi ambulatorium w stałym rytmie próbowały się otworzyć przed oczekującym tego Hall’em, lecz związane klamki powodowały </text:span><text:span text:style-name="T48">raz po raz </text:span><text:span text:style-name="T41">przymknięcie drzwi i po chwili kolejną próbę ich otwarcia. </text:span></text:p>
      <text:p text:style-name="P40"><text:span text:style-name="T38">- Świetna robota Hall, wystarczy, wracaj do siebie – Hall wystrzelił z miejsca i ledwo wyhamował przed zbyt wolno otwierającymi się drzwiami kantyny.</text:span></text:p>
      <text:p text:style-name="P45"><text:span text:style-name="T38"><text:tab/>Burt obserwował to nietypowe zachowanie urządzenia </text:span><text:span text:style-name="T51">z</text:span><text:span text:style-name="T38"> podświadomą zazdroś</text:span><text:span text:style-name="T51">cią</text:span><text:span text:style-name="T38"> </text:span><text:span text:style-name="T51">o ubaw jaki mieli odpowiedzialni za Hall’a programiści. On sam jako młody chłopak pasjonował się informatyką, ze szczególnym uwzględnieniem właśnie programowania. Niestety jeszcze przed wyborem studiów poznał </text:span><text:span text:style-name="T52">o rok starszą</text:span><text:span text:style-name="T51"> </text:span><text:span text:style-name="T52">Maggy, która zachęciła go do wspólnego wybrania geologii na Uniwersytecie Chicagowskim. Na początku drugiego roku studi</text:span><text:span text:style-name="T53">ów Maggy rzuciła go dla kolegi z grupy i tydzień później wraz z tamtym </text:span><text:span text:style-name="T54">opuściła</text:span><text:span text:style-name="T53"> uczelnię. Dziewczyna próbowała nawiązać z nim kontakt kilka miesięcy później, lecz on był w niej zbyt mocno zakochany i zarazem dumny, by </text:span><text:span text:style-name="T54">jej</text:span><text:span text:style-name="T53"> wybaczyć. Burt po kilku latach doktoryzował się z geologii Marsa, a Meggy pozostała jego największym zawodem.</text:span></text:p>
      <text:p text:style-name="P40"><text:span text:style-name="T38"><text:tab/>Niestety stan Tom’a nie poprawiał się, a z każdą chwilą zdawał się nawet pogarszać, na jego twarzy </text:span><text:span text:style-name="T48">uwidocznił</text:span><text:span text:style-name="T38"> się wyraźny, nieprzyjemny grymas.</text:span></text:p>
      <text:p text:style-name="P40"><text:span text:style-name="T38">- Co się z tobą dzieje, Tom. Ja chyba śnię – pomyślał w duchu </text:span><text:span text:style-name="T48">Burt</text:span><text:span text:style-name="T38"> i wrócił do kantyny, gdzie właśnie </text:span><text:span text:style-name="T50">otwierano</text:span><text:span text:style-name="T38"> tak wyczekiwan</text:span><text:span text:style-name="T50">ą</text:span><text:span text:style-name="T38"> wiadomość z Ziemi.</text:span></text:p>
      <text:p text:style-name="P40"><text:span text:style-name="T38"><text:tab/></text:span></text:p>
      <text:p text:style-name="P18"><text:span text:style-name="T19">JSC Houston 09 23 2035r.</text:span></text:p>
      <text:p text:style-name="P20"><text:span text:style-name="T62">Czas pokładowy 5:</text:span><text:span text:style-name="T63">38</text:span></text:p>
      <text:p text:style-name="P20"><text:span text:style-name="T63"/></text:p>
      <text:p text:style-name="P23"><text:span text:style-name="T63"><text:tab/>Wstrzymajcie się z jakimikolwiek akcjami i pod żadnym pozorem nie wchodźcie do ambulatorium. </text:span><text:span text:style-name="T64">Czekajcie na wytyczne. Prowadzimy konsultacje ze specjalistami.</text:span></text:p>
      <text:p text:style-name="P20"><text:span text:style-name="T64"><text:tab/>Dyrektor Wykonawczy Ron Walker</text:span></text:p>
      <text:p text:style-name="P23"><text:span text:style-name="T64"/></text:p>
      <text:p text:style-name="P34"><text:span text:style-name="T66">B</text:span><text:span text:style-name="T65">urt zasiadł bez słowa do laptopa i odłączył drzwi ambulatorium od systemu. W tym samym czasie Frank wziął ostatni łyk wody z plastikowego kubka i wychodząc z pomieszczenia rzucił tylko – Idę się przebrać – wciąż był w pid</text:span><text:span text:style-name="T67">ż</text:span><text:span text:style-name="T65">amie.</text:span></text:p>
      <text:p text:style-name="P34"><text:span text:style-name="T65">- Co myślisz? - zagadnął ściszonym głosem Mark, gdy drzwi za Frankiem się zamknęły.</text:span></text:p>
      <text:p text:style-name="P34"><text:span text:style-name="T65">- To jakaś matnia. Najgorsza rzecz, jaka mogła się zdarzyć, do tego w newralgicznym momencie. Mam nadzieję, że Ci tam – wskazał ręką na ekran laptopa – coś wymyślą.</text:span></text:p>
      <text:p text:style-name="P35"><text:span text:style-name="T65">- Nie wyobrażam sobie co zrobimy, jeśli nie poskładają Tom’a na powrót w jedną całość. - potwierdził Mark.</text:span></text:p>
      <text:p text:style-name="P35"><text:soft-page-break/><text:span text:style-name="T65">- </text:span><text:span text:style-name="T71">Myślę</text:span><text:span text:style-name="T65">, że tak długo zwlekają, bo pobierają zapisy z kamer – Burt rozejrzał się po suficie, lecz nie znalazł niczego, na czym mógłby zaczepić podejrzliwe spojrzenie. – Jestem pewny, że gdzieś tu są – dodał po chwili.</text:span></text:p>
      <text:p text:style-name="P36"><text:span text:style-name="T65"><text:tab/>Oficjalnie kamery </text:span><text:span text:style-name="T70">powinny</text:span><text:span text:style-name="T65"> się znajdować jedynie w pomieszczeniach technicznych, nieoficjalnie miały być wszędzie, nawet w </text:span><text:span text:style-name="T70">socjalnych i</text:span><text:span text:style-name="T65"> „prywatnych”.</text:span></text:p>
      <text:p text:style-name="P35"><text:span text:style-name="T65">- Jeśli masz rację, to pobranie plików i weryfikacja zapisów zajmie </text:span><text:span text:style-name="T68">wieki</text:span><text:span text:style-name="T65"> – powątpiewał Mark.</text:span></text:p>
      <text:p text:style-name="P35"><text:span text:style-name="T65"><text:tab/>Drzwi </text:span><text:span text:style-name="T67">z cichym elektrycznym szumem</text:span><text:span text:style-name="T65"> </text:span><text:span text:style-name="T69">ponowie się otworzyły </text:span><text:span text:style-name="T65">i wpadł przez nie zziajany Frank.</text:span></text:p>
      <text:p text:style-name="P37"><text:span text:style-name="T65">- Nie uwierzycie – krzyknął, wciąż ubrany w pidżamę.</text:span></text:p>
      <text:p text:style-name="P37"><text:span text:style-name="T65"><text:tab/>Siedzący spojrzeli po sobie ze zdumieniem, malującym wielkie znaki zapytania na ich twarzach.</text:span></text:p>
      <text:p text:style-name="P37"><text:span text:style-name="T65">- </text:span><text:span text:style-name="T68">Mam zdemolowaną</text:span><text:span text:style-name="T65"> sypialnię! Wykrzyczał jeszcze głośniej, zapominając o bolącym policzku.</text:span></text:p>
      <text:p text:style-name="P36"><text:span text:style-name="T65"><text:tab/>W ciągu kolejnych dwóch godzin otrzymali kilka wiadomości, które tylko podtrzymywały stan niepewności. Nie wiedzieli co robić, a ew</text:span><text:span text:style-name="T72">entualny</text:span><text:span text:style-name="T65"> błąd mógł ich zbyt wiele kosztować. Czekali, jak im nakazano. Tom w tym czasie przemieścił się w narożnik pomieszczenia, koledzy próbowali się z nim skontaktować przez interkom w nadziei, że coś w nim drgnęło, ale nie. Wciąż nie reagował.</text:span></text:p>
      <text:p text:style-name="P41"><text:span text:style-name="T38"><text:tab/></text:span><text:span text:style-name="T42">W końcu odebrali tyleż konkretną, co i mrożącą krew w żyłach odpowiedź z Houston. Burt miał rację, kamery były wszędzie, </text:span><text:span text:style-name="T43">ale to nie wszystko. Przekazali załodze hasło do nagrań jeszcze sprzed incydentu między Frankiem i Tom’em. </text:span><text:span text:style-name="T43">Pierwsze nagranie z godziny 4:</text:span><text:span text:style-name="T49">36</text:span><text:span text:style-name="T43">, widać na nim jak Tom bierze z ambulatorium skalpel i sprawnym ruchem mocuje go w uchwycie. </text:span><text:span text:style-name="T44">Na kolejnym nagraniu widać już korytarz, przy którym są pokoje Franka i Tom’a. Jedne z drzwi otwierają się, wychodzi z nich Frank i wchodzi w kolejne, prowadzące do łazienki. Mija kilka</text:span><text:span text:style-name="T55">naście</text:span><text:span text:style-name="T44"> sekund, </text:span><text:span text:style-name="T49">jest 4:42</text:span><text:span text:style-name="T44">, otwierają się drzwi </text:span><text:span text:style-name="T49">od strony garażu</text:span><text:span text:style-name="T44">, </text:span><text:span text:style-name="T49">w korytarzu pojawia się</text:span><text:span text:style-name="T44"> Tom. Idzie pewnym krokiem do drzwi pokoju </text:span><text:span text:style-name="T55">Marka, widać jak kilkukrotnie używa przycisku, lecz drzwi pozostają zamknięte. Odwraca się jakby zmieszany i po chwili podchodzi pod </text:span><text:span text:style-name="T44">drzwi pokoju Franka, wchodzi do środka. Nagranie urywa się i przenosi do pokoju, w którym Tom, uderza kilka razy skalpelem w pusty materac, </text:span><text:span text:style-name="T45">z furią </text:span><text:span text:style-name="T44">rozrzuca przedmioty jakie nawiną mu się pod rękę i wychodzi </text:span><text:span text:style-name="T47">wyraźnie zawiedziony odniesionym fiaskiem</text:span><text:span text:style-name="T44">. Jednostajnym tempem zmierza w kierunku głównego pokładu, </text:span><text:span text:style-name="T45">a później ambulatorium, gdzie po kilku minutach pojawi się Frank Drebin i pozostałe sceny rozegrają się zgodnie z tym co przekazał Frank.</text:span></text:p>
      <text:p text:style-name="P42"><text:span text:style-name="T38">- O kurwa! - Wypluł z siebie Frank. - Czy on zamieział mie… - nie dokończył, język mu się poplątał z emocji po tym gdy zobaczył na ekranie i jak niewiele dzieliło </text:span><text:span text:style-name="T46">go od uderzeń ostrza.</text:span></text:p>
      <text:p text:style-name="P49"><text:span text:style-name="T46">- </text:span><text:span text:style-name="T38">Przycisk się zepsuł, trzeba go chwilę przytrzymać … - </text:span><text:span text:style-name="T56">powiedział mechanicznie Mark. Był pod silnym wrażeniem obejrzanych nagrań.</text:span></text:p>
      <text:p text:style-name="P43"><text:span text:style-name="T38"><text:tab/>Siedzieli chwilę w posępnym milczeniu, spoglądając </text:span><text:span text:style-name="T57">ukradkiem w kierunku, gdzie pozostawał zamknięty Tom.</text:span><text:span text:style-name="T38"> </text:span><text:span text:style-name="T58">Wtem</text:span><text:span text:style-name="T38"> rozległ się dźwięk nadejścia kolejnej wiadomości. </text:span><text:span text:style-name="T59">Jednak już lepiej, tak?</text:span></text:p>
      <text:p text:style-name="P43"><text:span text:style-name="T38"/></text:p>
      <text:p text:style-name="P43"><text:span text:style-name="T38"/></text:p>
      <text:p text:style-name="P47"><text:span text:style-name="T61"/></text:p>
      <text:p text:style-name="P46"><text:span text:style-name="T61"/></text:p>
      <text:p text:style-name="P29"><text:span text:style-name="T29"/></text:p>
      <text:p text:style-name="P28"/>
      <text:p text:style-name="P33"/>
      <text:p text:style-name="P15"/>
      <text:p text:style-name="P13"/>
      <text:p text:style-name="P6"/>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44"><text:span text:style-name="T38">Tym razem była to prośba skierowana do wszystkich trzech, by udali się do kajut, zalogowali w swój osobisty profil i wypelnili przygotowane z powodu zaistnialego zdarzenia formularze. Co pewien czas je wypelniaja. Mark ma zabic Toma.</text:span></text:p>
      <text:p text:style-name="P44"><text:span text:style-name="T38"/></text:p>
      <text:p text:style-name="P44"><text:span text:style-name="T38"/></text:p>
      <text:p text:style-name="P44"><text:span text:style-name="T38"/></text:p>
      <text:p text:style-name="P21"><text:span text:style-name="T64"/></text:p>
      <text:p text:style-name="P48"><text:span text:style-name="T64">- </text:span><text:span text:style-name="T61">Przepraszam Tom – Clark podniósł się, ustępując Hall’owi.</text:span></text:p>
      <text:p text:style-name="P48"><text:span text:style-name="T61"/></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14:51:35.114000000</meta:creation-date>
    <dc:date>2018-02-18T12:13:37.252000000</dc:date>
    <meta:editing-duration>PT8H3M2S</meta:editing-duration>
    <meta:editing-cycles>31</meta:editing-cycles>
    <meta:generator>LibreOffice/5.3.3.2$Windows_x86 LibreOffice_project/3d9a8b4b4e538a85e0782bd6c2d430bafe583448</meta:generator>
    <meta:document-statistic meta:table-count="0" meta:image-count="0" meta:object-count="0" meta:page-count="6" meta:paragraph-count="91" meta:word-count="2732" meta:character-count="18133" meta:non-whitespace-character-count="15398"/>
  </office:meta>
</office:document-meta>
</file>